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8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36" style:family="table-cell" style:parent-style-name="Pivot_20_Table_20_Value">
      <style:table-cell-properties fo:border-bottom="none" fo:border-left="0.99pt solid #000000" fo:border-right="none" fo:border-top="none"/>
    </style:style>
    <style:style style:name="ce3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8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3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1" style:family="table-cell" style:parent-style-name="Pivot_20_Table_20_Value">
      <style:table-cell-properties fo:border-bottom="none" fo:border-left="none" fo:border-right="none" fo:border-top="0.99pt solid #000000"/>
    </style:style>
    <style:style style:name="ce42" style:family="table-cell" style:parent-style-name="Pivot_20_Table_20_Value">
      <style:table-cell-properties fo:border-bottom="0.99pt solid #000000" fo:border-left="none" fo:border-right="none" fo:border-top="none"/>
    </style:style>
    <style:style style:name="ce43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44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45" style:family="table-cell" style:parent-style-name="Pivot_20_Table_20_Value">
      <style:table-cell-properties fo:border-bottom="none" fo:border-left="none" fo:border-right="0.99pt solid #000000" fo:border-top="none"/>
    </style:style>
    <style:style style:name="ce46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47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4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0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51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52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5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5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5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5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59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0" style:family="table-cell" style:parent-style-name="Pivot_20_Table_20_Value">
      <style:table-cell-properties fo:border-bottom="2.01pt solid #000000" fo:border-left="0.99pt solid #000000" fo:border-right="2.01pt solid #000000" fo:border-top="none"/>
    </style:style>
    <style:style style:name="ce6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6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6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6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6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77" style:family="table-cell" style:parent-style-name="Pivot_20_Table_20_Value" style:data-style-name="N0"/>
    <style:style style:name="ce7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8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8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8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8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91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ique1" table:style-name="ta1">
        <table:shapes>
          <draw:frame draw:z-index="0" draw:style-name="gr1" draw:text-style-name="P1" svg:width="15.999cm" svg:height="8.999cm" svg:x="24.385cm" svg:y="0.638cm">
            <draw:object draw:notify-on-update-of-ranges="PT@label 0 PT@label 1 PT@label 2 PT@label 3 PT@label 4 PT@label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1"/>
        <table:table-column table:style-name="co1" table:default-cell-style-name="ce36"/>
        <table:table-column table:style-name="co1" table:number-columns-repeated="4" table:default-cell-style-name="Pivot_20_Table_20_Value"/>
        <table:table-column table:style-name="co1" table:default-cell-style-name="ce45"/>
        <table:table-column table:style-name="co1" table:default-cell-style-name="ce51"/>
        <table:table-row table:style-name="ro1">
          <table:table-cell table:style-name="ce28" office:value-type="string" calcext:value-type="string">
            <text:p>Somme - qte</text:p>
          </table:table-cell>
          <table:table-cell table:style-name="ce33" office:value-type="string" calcext:value-type="string">
            <text:p>Annee</text:p>
          </table:table-cell>
          <table:table-cell table:style-name="ce39" table:number-columns-repeated="5"/>
          <table:table-cell table:style-name="ce48"/>
        </table:table-row>
        <table:table-row table:style-name="ro1">
          <table:table-cell table:style-name="ce29" office:value-type="string" calcext:value-type="string">
            <text:p>nommag</text:p>
          </table:table-cell>
          <table:table-cell table:style-name="ce34" office:value-type="float" office:value="2020" calcext:value-type="float">
            <text:p>2020</text:p>
          </table:table-cell>
          <table:table-cell table:style-name="ce40" office:value-type="float" office:value="2021" calcext:value-type="float">
            <text:p>2021</text:p>
          </table:table-cell>
          <table:table-cell table:style-name="ce40" office:value-type="float" office:value="2022" calcext:value-type="float">
            <text:p>2022</text:p>
          </table:table-cell>
          <table:table-cell table:style-name="ce40" office:value-type="float" office:value="2023" calcext:value-type="float">
            <text:p>2023</text:p>
          </table:table-cell>
          <table:table-cell table:style-name="ce40" office:value-type="float" office:value="2024" calcext:value-type="float">
            <text:p>2024</text:p>
          </table:table-cell>
          <table:table-cell table:style-name="ce40" office:value-type="float" office:value="2025" calcext:value-type="float">
            <text:p>2025</text:p>
          </table:table-cell>
          <table:table-cell table:style-name="ce49" office:value-type="string" calcext:value-type="string">
            <text:p>Total Résultat</text:p>
          </table:table-cell>
        </table:table-row>
        <table:table-row table:style-name="ro1">
          <table:table-cell table:style-name="ce30" office:value-type="string" calcext:value-type="string">
            <text:p>Cap au Sud</text:p>
          </table:table-cell>
          <table:table-cell table:style-name="ce35" office:value-type="float" office:value="208" calcext:value-type="float">
            <text:p>208</text:p>
          </table:table-cell>
          <table:table-cell table:style-name="ce41" office:value-type="float" office:value="187" calcext:value-type="float">
            <text:p>187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333" calcext:value-type="float">
            <text:p>333</text:p>
          </table:table-cell>
          <table:table-cell table:style-name="ce41" office:value-type="float" office:value="283" calcext:value-type="float">
            <text:p>283</text:p>
          </table:table-cell>
          <table:table-cell table:style-name="ce44" office:value-type="float" office:value="18" calcext:value-type="float">
            <text:p>18</text:p>
          </table:table-cell>
          <table:table-cell table:style-name="ce50"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337" calcext:value-type="float">
            <text:p>337</text:p>
          </table:table-cell>
          <table:table-cell office:value-type="float" office:value="36" calcext:value-type="float">
            <text:p>3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195" calcext:value-type="float">
            <text:p>195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37" office:value-type="float" office:value="216" calcext:value-type="float">
            <text:p>216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office:value-type="float" office:value="264" calcext:value-type="float">
            <text:p>264</text:p>
          </table:table-cell>
          <table:table-cell table:style-name="ce42" office:value-type="float" office:value="284" calcext:value-type="float">
            <text:p>284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float" office:value="1190" calcext:value-type="float">
            <text:p>1190</text:p>
          </table:table-cell>
        </table:table-row>
        <table:table-row table:style-name="ro1">
          <table:table-cell table:style-name="ce32" office:value-type="string" calcext:value-type="string">
            <text:p>Total Résultat</text:p>
          </table:table-cell>
          <table:table-cell table:style-name="ce38" office:value-type="float" office:value="1411" calcext:value-type="float">
            <text:p>1411</text:p>
          </table:table-cell>
          <table:table-cell table:style-name="ce43" office:value-type="float" office:value="1473" calcext:value-type="float">
            <text:p>1473</text:p>
          </table:table-cell>
          <table:table-cell table:style-name="ce43" office:value-type="float" office:value="1664" calcext:value-type="float">
            <text:p>1664</text:p>
          </table:table-cell>
          <table:table-cell table:style-name="ce43" office:value-type="float" office:value="1843" calcext:value-type="float">
            <text:p>1843</text:p>
          </table:table-cell>
          <table:table-cell table:style-name="ce43" office:value-type="float" office:value="2084" calcext:value-type="float">
            <text:p>2084</text:p>
          </table:table-cell>
          <table:table-cell table:style-name="ce47" office:value-type="float" office:value="190" calcext:value-type="float">
            <text:p>190</text:p>
          </table:table-cell>
          <table:table-cell table:style-name="ce53" office:value-type="float" office:value="8665" calcext:value-type="float">
            <text:p>8665</text:p>
          </table:table-cell>
        </table:table-row>
      </table:table>
      <table:table table:name="graphique2" table:style-name="ta1">
        <table:shapes>
          <draw:frame draw:z-index="0" draw:style-name="gr1" draw:text-style-name="P1" svg:width="19.604cm" svg:height="12.935cm" svg:x="16.933cm" svg:y="1.727cm">
            <draw:object draw:notify-on-update-of-ranges="PT@label 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31"/>
        <table:table-column table:style-name="co1" table:default-cell-style-name="ce57"/>
        <table:table-row table:style-name="ro1">
          <table:table-cell table:style-name="ce54" office:value-type="string" calcext:value-type="string">
            <text:p>Theme</text:p>
          </table:table-cell>
          <table:table-cell table:style-name="ce55" office:value-type="string" calcext:value-type="string">
            <text:p>Somme - Montant</text:p>
          </table:table-cell>
        </table:table-row>
        <table:table-row table:style-name="ro1">
          <table:table-cell table:style-name="ce30" office:value-type="string" calcext:value-type="string">
            <text:p>Arts et loisirs</text:p>
          </table:table-cell>
          <table:table-cell table:style-name="ce56" office:value-type="float" office:value="7212.65" calcext:value-type="float">
            <text:p>7212,65</text:p>
          </table:table-cell>
        </table:table-row>
        <table:table-row table:style-name="ro1">
          <table:table-cell office:value-type="string" calcext:value-type="string">
            <text:p>Histoire et géographie</text:p>
          </table:table-cell>
          <table:table-cell office:value-type="float" office:value="4132.44" calcext:value-type="float">
            <text:p>4132,44</text:p>
          </table:table-cell>
        </table:table-row>
        <table:table-row table:style-name="ro1">
          <table:table-cell office:value-type="string" calcext:value-type="string">
            <text:p>Informatique, généralités</text:p>
          </table:table-cell>
          <table:table-cell office:value-type="float" office:value="350.48" calcext:value-type="float">
            <text:p>350,48</text:p>
          </table:table-cell>
        </table:table-row>
        <table:table-row table:style-name="ro1">
          <table:table-cell office:value-type="string" calcext:value-type="string">
            <text:p>Langues</text:p>
          </table:table-cell>
          <table:table-cell office:value-type="float" office:value="328.98" calcext:value-type="float">
            <text:p>328,98</text:p>
          </table:table-cell>
        </table:table-row>
        <table:table-row table:style-name="ro1">
          <table:table-cell office:value-type="string" calcext:value-type="string">
            <text:p>Littérature</text:p>
          </table:table-cell>
          <table:table-cell office:value-type="float" office:value="10534.46" calcext:value-type="float">
            <text:p>10534,46</text:p>
          </table:table-cell>
        </table:table-row>
        <table:table-row table:style-name="ro1">
          <table:table-cell office:value-type="string" calcext:value-type="string">
            <text:p>Philosophie et psychologie</text:p>
          </table:table-cell>
          <table:table-cell office:value-type="float" office:value="3385.83" calcext:value-type="float">
            <text:p>3385,83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float" office:value="1891.63" calcext:value-type="float">
            <text:p>1891,63</text:p>
          </table:table-cell>
        </table:table-row>
        <table:table-row table:style-name="ro1">
          <table:table-cell office:value-type="string" calcext:value-type="string">
            <text:p>Sciences naturelles et mathématiques</text:p>
          </table:table-cell>
          <table:table-cell office:value-type="float" office:value="756.35" calcext:value-type="float">
            <text:p>756,35</text:p>
          </table:table-cell>
        </table:table-row>
        <table:table-row table:style-name="ro1">
          <table:table-cell office:value-type="string" calcext:value-type="string">
            <text:p>Sciences sociales</text:p>
          </table:table-cell>
          <table:table-cell office:value-type="float" office:value="3733.14" calcext:value-type="float">
            <text:p>3733,14</text:p>
          </table:table-cell>
        </table:table-row>
        <table:table-row table:style-name="ro1">
          <table:table-cell office:value-type="string" calcext:value-type="string">
            <text:p>Technologie et sciences appliquées</text:p>
          </table:table-cell>
          <table:table-cell table:style-name="ce58" office:value-type="float" office:value="2675.97" calcext:value-type="float">
            <text:p>2675,97</text:p>
          </table:table-cell>
        </table:table-row>
        <table:table-row table:style-name="ro1">
          <table:table-cell table:style-name="ce32" office:value-type="string" calcext:value-type="string">
            <text:p>Total Résultat</text:p>
          </table:table-cell>
          <table:table-cell table:style-name="ce53" office:value-type="float" office:value="35001.93" calcext:value-type="float">
            <text:p>35001,93</text:p>
          </table:table-cell>
        </table:table-row>
      </table:table>
      <table:table table:name="graphique3" table:style-name="ta1">
        <table:shapes>
          <draw:frame draw:z-index="0" draw:style-name="gr1" draw:text-style-name="P1" svg:width="15.997cm" svg:height="9.005cm" svg:x="20.1cm" svg:y="8.898cm">
            <draw:object draw:notify-on-update-of-ranges="PT@label 0 PT@label 1 PT@label 2 PT@label 3 PT@label 4 PT@label 5 PT@label 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1"/>
        <table:table-column table:style-name="co1" table:default-cell-style-name="ce36"/>
        <table:table-column table:style-name="co1" table:number-columns-repeated="5" table:default-cell-style-name="Pivot_20_Table_20_Value"/>
        <table:table-column table:style-name="co1" table:default-cell-style-name="ce45"/>
        <table:table-column table:style-name="co1" table:default-cell-style-name="ce51"/>
        <table:table-row table:style-name="ro1">
          <table:table-cell table:style-name="ce28" office:value-type="string" calcext:value-type="string">
            <text:p>Somme - CA</text:p>
          </table:table-cell>
          <table:table-cell table:style-name="ce33" office:value-type="string" calcext:value-type="string">
            <text:p>Magasin</text:p>
          </table:table-cell>
          <table:table-cell table:style-name="ce39" table:number-columns-repeated="6"/>
          <table:table-cell table:style-name="ce48"/>
        </table:table-row>
        <table:table-row table:style-name="ro1">
          <table:table-cell table:style-name="ce29" office:value-type="string" calcext:value-type="string">
            <text:p>mois</text:p>
          </table:table-cell>
          <table:table-cell table:style-name="ce34" office:value-type="string" calcext:value-type="string">
            <text:p>Cap au Sud</text:p>
          </table:table-cell>
          <table:table-cell table:style-name="ce40" office:value-type="string" calcext:value-type="string">
            <text:p>L'européenne</text:p>
          </table:table-cell>
          <table:table-cell table:style-name="ce40" office:value-type="string" calcext:value-type="string">
            <text:p>La librairie parisienne</text:p>
          </table:table-cell>
          <table:table-cell table:style-name="ce40" office:value-type="string" calcext:value-type="string">
            <text:p>Le Ch'ti livre</text:p>
          </table:table-cell>
          <table:table-cell table:style-name="ce40" office:value-type="string" calcext:value-type="string">
            <text:p>Loire et livres</text:p>
          </table:table-cell>
          <table:table-cell table:style-name="ce40" office:value-type="string" calcext:value-type="string">
            <text:p>Rhône à lire</text:p>
          </table:table-cell>
          <table:table-cell table:style-name="ce40" office:value-type="string" calcext:value-type="string">
            <text:p>Ty Li-Breizh-rie</text:p>
          </table:table-cell>
          <table:table-cell table:style-name="ce49" office:value-type="string" calcext:value-type="string">
            <text:p>Total Résultat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5" office:value-type="float" office:value="188.85" calcext:value-type="float">
            <text:p>188,85</text:p>
          </table:table-cell>
          <table:table-cell table:style-name="ce41" office:value-type="float" office:value="256.59" calcext:value-type="float">
            <text:p>256,59</text:p>
          </table:table-cell>
          <table:table-cell table:style-name="ce41" office:value-type="float" office:value="205.85" calcext:value-type="float">
            <text:p>205,85</text:p>
          </table:table-cell>
          <table:table-cell table:style-name="ce41" office:value-type="float" office:value="300.45" calcext:value-type="float">
            <text:p>300,45</text:p>
          </table:table-cell>
          <table:table-cell table:style-name="ce41" office:value-type="float" office:value="305.25" calcext:value-type="float">
            <text:p>305,25</text:p>
          </table:table-cell>
          <table:table-cell table:style-name="ce41" office:value-type="float" office:value="274.36" calcext:value-type="float">
            <text:p>274,36</text:p>
          </table:table-cell>
          <table:table-cell table:style-name="ce44" office:value-type="float" office:value="142.81" calcext:value-type="float">
            <text:p>142,81</text:p>
          </table:table-cell>
          <table:table-cell table:style-name="ce50" office:value-type="float" office:value="1674.16" calcext:value-type="float">
            <text:p>1674,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.61" calcext:value-type="float">
            <text:p>138,61</text:p>
          </table:table-cell>
          <table:table-cell office:value-type="float" office:value="113.7" calcext:value-type="float">
            <text:p>113,7</text:p>
          </table:table-cell>
          <table:table-cell office:value-type="float" office:value="530.25" calcext:value-type="float">
            <text:p>530,25</text:p>
          </table:table-cell>
          <table:table-cell office:value-type="float" office:value="107" calcext:value-type="float">
            <text:p>107</text:p>
          </table:table-cell>
          <table:table-cell office:value-type="float" office:value="525" calcext:value-type="float">
            <text:p>525</text:p>
          </table:table-cell>
          <table:table-cell office:value-type="float" office:value="144.3" calcext:value-type="float">
            <text:p>144,3</text:p>
          </table:table-cell>
          <table:table-cell office:value-type="float" office:value="434.03" calcext:value-type="float">
            <text:p>434,03</text:p>
          </table:table-cell>
          <table:table-cell office:value-type="float" office:value="1992.89" calcext:value-type="float">
            <text:p>1992,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6" calcext:value-type="float">
            <text:p>148,6</text:p>
          </table:table-cell>
          <table:table-cell office:value-type="float" office:value="415.2" calcext:value-type="float">
            <text:p>415,2</text:p>
          </table:table-cell>
          <table:table-cell office:value-type="float" office:value="309.75" calcext:value-type="float">
            <text:p>309,75</text:p>
          </table:table-cell>
          <table:table-cell office:value-type="float" office:value="366.66" calcext:value-type="float">
            <text:p>366,66</text:p>
          </table:table-cell>
          <table:table-cell office:value-type="float" office:value="193.82" calcext:value-type="float">
            <text:p>193,82</text:p>
          </table:table-cell>
          <table:table-cell office:value-type="float" office:value="126.36" calcext:value-type="float">
            <text:p>126,36</text:p>
          </table:table-cell>
          <table:table-cell office:value-type="float" office:value="59.06" calcext:value-type="float">
            <text:p>59,06</text:p>
          </table:table-cell>
          <table:table-cell office:value-type="float" office:value="1619.45" calcext:value-type="float">
            <text:p>1619,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.4" calcext:value-type="float">
            <text:p>91,4</text:p>
          </table:table-cell>
          <table:table-cell office:value-type="float" office:value="105.43" calcext:value-type="float">
            <text:p>105,43</text:p>
          </table:table-cell>
          <table:table-cell office:value-type="float" office:value="69.51" calcext:value-type="float">
            <text:p>69,51</text:p>
          </table:table-cell>
          <table:table-cell office:value-type="float" office:value="88.79" calcext:value-type="float">
            <text:p>88,79</text:p>
          </table:table-cell>
          <table:table-cell office:value-type="float" office:value="265.86" calcext:value-type="float">
            <text:p>265,86</text:p>
          </table:table-cell>
          <table:table-cell office:value-type="float" office:value="59.19" calcext:value-type="float">
            <text:p>59,19</text:p>
          </table:table-cell>
          <table:table-cell office:value-type="float" office:value="162.99" calcext:value-type="float">
            <text:p>162,99</text:p>
          </table:table-cell>
          <table:table-cell office:value-type="float" office:value="843.17" calcext:value-type="float">
            <text:p>843,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.43" calcext:value-type="float">
            <text:p>99,43</text:p>
          </table:table-cell>
          <table:table-cell office:value-type="float" office:value="179.09" calcext:value-type="float">
            <text:p>179,09</text:p>
          </table:table-cell>
          <table:table-cell office:value-type="float" office:value="411.34" calcext:value-type="float">
            <text:p>411,34</text:p>
          </table:table-cell>
          <table:table-cell office:value-type="float" office:value="135.3" calcext:value-type="float">
            <text:p>135,3</text:p>
          </table:table-cell>
          <table:table-cell office:value-type="float" office:value="399.12" calcext:value-type="float">
            <text:p>399,12</text:p>
          </table:table-cell>
          <table:table-cell office:value-type="float" office:value="42.78" calcext:value-type="float">
            <text:p>42,78</text:p>
          </table:table-cell>
          <table:table-cell office:value-type="float" office:value="142.8" calcext:value-type="float">
            <text:p>142,8</text:p>
          </table:table-cell>
          <table:table-cell office:value-type="float" office:value="1409.86" calcext:value-type="float">
            <text:p>1409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3.47" calcext:value-type="float">
            <text:p>333,47</text:p>
          </table:table-cell>
          <table:table-cell office:value-type="float" office:value="362.24" calcext:value-type="float">
            <text:p>362,24</text:p>
          </table:table-cell>
          <table:table-cell office:value-type="float" office:value="270.38" calcext:value-type="float">
            <text:p>270,38</text:p>
          </table:table-cell>
          <table:table-cell office:value-type="float" office:value="97.24" calcext:value-type="float">
            <text:p>97,24</text:p>
          </table:table-cell>
          <table:table-cell office:value-type="float" office:value="146.81" calcext:value-type="float">
            <text:p>146,81</text:p>
          </table:table-cell>
          <table:table-cell office:value-type="float" office:value="255.14" calcext:value-type="float">
            <text:p>255,14</text:p>
          </table:table-cell>
          <table:table-cell office:value-type="float" office:value="519.92" calcext:value-type="float">
            <text:p>519,92</text:p>
          </table:table-cell>
          <table:table-cell office:value-type="float" office:value="1985.2" calcext:value-type="float">
            <text:p>1985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9.07" calcext:value-type="float">
            <text:p>379,07</text:p>
          </table:table-cell>
          <table:table-cell office:value-type="float" office:value="311.99" calcext:value-type="float">
            <text:p>311,99</text:p>
          </table:table-cell>
          <table:table-cell office:value-type="float" office:value="178.05" calcext:value-type="float">
            <text:p>178,05</text:p>
          </table:table-cell>
          <table:table-cell office:value-type="float" office:value="419.32" calcext:value-type="float">
            <text:p>419,32</text:p>
          </table:table-cell>
          <table:table-cell office:value-type="float" office:value="489.35" calcext:value-type="float">
            <text:p>489,35</text:p>
          </table:table-cell>
          <table:table-cell office:value-type="float" office:value="368.02" calcext:value-type="float">
            <text:p>368,02</text:p>
          </table:table-cell>
          <table:table-cell office:value-type="float" office:value="307.33" calcext:value-type="float">
            <text:p>307,33</text:p>
          </table:table-cell>
          <table:table-cell office:value-type="float" office:value="2453.13" calcext:value-type="float">
            <text:p>2453,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7.68" calcext:value-type="float">
            <text:p>527,68</text:p>
          </table:table-cell>
          <table:table-cell office:value-type="float" office:value="348.78" calcext:value-type="float">
            <text:p>348,78</text:p>
          </table:table-cell>
          <table:table-cell office:value-type="float" office:value="374.13" calcext:value-type="float">
            <text:p>374,13</text:p>
          </table:table-cell>
          <table:table-cell office:value-type="float" office:value="618.31" calcext:value-type="float">
            <text:p>618,31</text:p>
          </table:table-cell>
          <table:table-cell office:value-type="float" office:value="379.1" calcext:value-type="float">
            <text:p>379,1</text:p>
          </table:table-cell>
          <table:table-cell office:value-type="float" office:value="412.6" calcext:value-type="float">
            <text:p>412,6</text:p>
          </table:table-cell>
          <table:table-cell office:value-type="float" office:value="204.13" calcext:value-type="float">
            <text:p>204,13</text:p>
          </table:table-cell>
          <table:table-cell office:value-type="float" office:value="2864.73" calcext:value-type="float">
            <text:p>2864,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3.2" calcext:value-type="float">
            <text:p>863,2</text:p>
          </table:table-cell>
          <table:table-cell office:value-type="float" office:value="765.85" calcext:value-type="float">
            <text:p>765,85</text:p>
          </table:table-cell>
          <table:table-cell office:value-type="float" office:value="917.81" calcext:value-type="float">
            <text:p>917,81</text:p>
          </table:table-cell>
          <table:table-cell office:value-type="float" office:value="819.24" calcext:value-type="float">
            <text:p>819,24</text:p>
          </table:table-cell>
          <table:table-cell office:value-type="float" office:value="987.94" calcext:value-type="float">
            <text:p>987,94</text:p>
          </table:table-cell>
          <table:table-cell office:value-type="float" office:value="1014.43" calcext:value-type="float">
            <text:p>1014,43</text:p>
          </table:table-cell>
          <table:table-cell office:value-type="float" office:value="489.34" calcext:value-type="float">
            <text:p>489,34</text:p>
          </table:table-cell>
          <table:table-cell office:value-type="float" office:value="5857.81" calcext:value-type="float">
            <text:p>5857,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6.67" calcext:value-type="float">
            <text:p>676,67</text:p>
          </table:table-cell>
          <table:table-cell office:value-type="float" office:value="323.91" calcext:value-type="float">
            <text:p>323,91</text:p>
          </table:table-cell>
          <table:table-cell office:value-type="float" office:value="772.87" calcext:value-type="float">
            <text:p>772,87</text:p>
          </table:table-cell>
          <table:table-cell office:value-type="float" office:value="956.7" calcext:value-type="float">
            <text:p>956,7</text:p>
          </table:table-cell>
          <table:table-cell office:value-type="float" office:value="676.13" calcext:value-type="float">
            <text:p>676,13</text:p>
          </table:table-cell>
          <table:table-cell office:value-type="float" office:value="375.4" calcext:value-type="float">
            <text:p>375,4</text:p>
          </table:table-cell>
          <table:table-cell office:value-type="float" office:value="492.82" calcext:value-type="float">
            <text:p>492,82</text:p>
          </table:table-cell>
          <table:table-cell office:value-type="float" office:value="4274.5" calcext:value-type="float">
            <text:p>4274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3.57" calcext:value-type="float">
            <text:p>793,57</text:p>
          </table:table-cell>
          <table:table-cell office:value-type="float" office:value="578.41" calcext:value-type="float">
            <text:p>578,41</text:p>
          </table:table-cell>
          <table:table-cell office:value-type="float" office:value="1008.52" calcext:value-type="float">
            <text:p>1008,52</text:p>
          </table:table-cell>
          <table:table-cell office:value-type="float" office:value="887.28" calcext:value-type="float">
            <text:p>887,28</text:p>
          </table:table-cell>
          <table:table-cell office:value-type="float" office:value="788.19" calcext:value-type="float">
            <text:p>788,19</text:p>
          </table:table-cell>
          <table:table-cell office:value-type="float" office:value="752.45" calcext:value-type="float">
            <text:p>752,45</text:p>
          </table:table-cell>
          <table:table-cell office:value-type="float" office:value="476.62" calcext:value-type="float">
            <text:p>476,62</text:p>
          </table:table-cell>
          <table:table-cell office:value-type="float" office:value="5285.04" calcext:value-type="float">
            <text:p>5285,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7" office:value-type="float" office:value="628.11" calcext:value-type="float">
            <text:p>628,11</text:p>
          </table:table-cell>
          <table:table-cell table:style-name="ce42" office:value-type="float" office:value="874.39" calcext:value-type="float">
            <text:p>874,39</text:p>
          </table:table-cell>
          <table:table-cell table:style-name="ce42" office:value-type="float" office:value="854.63" calcext:value-type="float">
            <text:p>854,63</text:p>
          </table:table-cell>
          <table:table-cell table:style-name="ce42" office:value-type="float" office:value="986.16" calcext:value-type="float">
            <text:p>986,16</text:p>
          </table:table-cell>
          <table:table-cell table:style-name="ce42" office:value-type="float" office:value="333.49" calcext:value-type="float">
            <text:p>333,49</text:p>
          </table:table-cell>
          <table:table-cell table:style-name="ce42" office:value-type="float" office:value="1015.43" calcext:value-type="float">
            <text:p>1015,43</text:p>
          </table:table-cell>
          <table:table-cell table:style-name="ce46" office:value-type="float" office:value="1087.37" calcext:value-type="float">
            <text:p>1087,37</text:p>
          </table:table-cell>
          <table:table-cell table:style-name="ce52" office:value-type="float" office:value="5779.58" calcext:value-type="float">
            <text:p>5779,58</text:p>
          </table:table-cell>
        </table:table-row>
        <table:table-row table:style-name="ro1">
          <table:table-cell table:style-name="ce32" office:value-type="string" calcext:value-type="string">
            <text:p>Total Résultat</text:p>
          </table:table-cell>
          <table:table-cell table:style-name="ce38" office:value-type="float" office:value="4868.66" calcext:value-type="float">
            <text:p>4868,66</text:p>
          </table:table-cell>
          <table:table-cell table:style-name="ce43" office:value-type="float" office:value="4635.58" calcext:value-type="float">
            <text:p>4635,58</text:p>
          </table:table-cell>
          <table:table-cell table:style-name="ce43" office:value-type="float" office:value="5903.09" calcext:value-type="float">
            <text:p>5903,09</text:p>
          </table:table-cell>
          <table:table-cell table:style-name="ce43" office:value-type="float" office:value="5782.45" calcext:value-type="float">
            <text:p>5782,45</text:p>
          </table:table-cell>
          <table:table-cell table:style-name="ce43" office:value-type="float" office:value="5490.06" calcext:value-type="float">
            <text:p>5490,06</text:p>
          </table:table-cell>
          <table:table-cell table:style-name="ce43" office:value-type="float" office:value="4840.46" calcext:value-type="float">
            <text:p>4840,46</text:p>
          </table:table-cell>
          <table:table-cell table:style-name="ce47" office:value-type="float" office:value="4519.22" calcext:value-type="float">
            <text:p>4519,22</text:p>
          </table:table-cell>
          <table:table-cell table:style-name="ce53" office:value-type="float" office:value="36039.52" calcext:value-type="float">
            <text:p>36039,52</text:p>
          </table:table-cell>
        </table:table-row>
      </table:table>
      <table:table table:name="graphique4" table:style-name="ta1">
        <table:shapes>
          <draw:frame draw:z-index="0" draw:style-name="gr1" draw:text-style-name="P1" svg:width="15.997cm" svg:height="9.004cm" svg:x="19.907cm" svg:y="2.603cm">
            <draw:object draw:notify-on-update-of-ranges="PT@label 0 PT@label 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31"/>
        <table:table-column table:style-name="co1" table:default-cell-style-name="ce36"/>
        <table:table-column table:style-name="co1" table:default-cell-style-name="ce45"/>
        <table:table-column table:style-name="co1" table:default-cell-style-name="ce51"/>
        <table:table-row table:style-name="ro1">
          <table:table-cell table:style-name="ce28" office:value-type="string" calcext:value-type="string">
            <text:p>Somme - montant</text:p>
          </table:table-cell>
          <table:table-cell table:style-name="ce33" office:value-type="string" calcext:value-type="string">
            <text:p>typevente</text:p>
          </table:table-cell>
          <table:table-cell table:style-name="ce39"/>
          <table:table-cell table:style-name="ce48"/>
        </table:table-row>
        <table:table-row table:style-name="ro1">
          <table:table-cell table:style-name="ce29" office:value-type="string" calcext:value-type="string">
            <text:p>annee</text:p>
          </table:table-cell>
          <table:table-cell table:style-name="ce34" office:value-type="string" calcext:value-type="string">
            <text:p>en ligne</text:p>
          </table:table-cell>
          <table:table-cell table:style-name="ce40" office:value-type="string" calcext:value-type="string">
            <text:p>en magasin</text:p>
          </table:table-cell>
          <table:table-cell table:style-name="ce49" office:value-type="string" calcext:value-type="string">
            <text:p>Total Résultat</text:p>
          </table:table-cell>
        </table:table-row>
        <table:table-row table:style-name="ro1">
          <table:table-cell table:style-name="ce30" office:value-type="float" office:value="2020" calcext:value-type="float">
            <text:p>2020</text:p>
          </table:table-cell>
          <table:table-cell table:style-name="ce35" office:value-type="float" office:value="9406.17" calcext:value-type="float">
            <text:p>9406,17</text:p>
          </table:table-cell>
          <table:table-cell table:style-name="ce44" office:value-type="float" office:value="14687.35" calcext:value-type="float">
            <text:p>14687,35</text:p>
          </table:table-cell>
          <table:table-cell table:style-name="ce50" office:value-type="float" office:value="24093.52" calcext:value-type="float">
            <text:p>24093,5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383.07" calcext:value-type="float">
            <text:p>11383,07</text:p>
          </table:table-cell>
          <table:table-cell office:value-type="float" office:value="13205.79" calcext:value-type="float">
            <text:p>13205,79</text:p>
          </table:table-cell>
          <table:table-cell office:value-type="float" office:value="24588.86" calcext:value-type="float">
            <text:p>24588,8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9115.73" calcext:value-type="float">
            <text:p>9115,73</text:p>
          </table:table-cell>
          <table:table-cell office:value-type="float" office:value="17438.13" calcext:value-type="float">
            <text:p>17438,13</text:p>
          </table:table-cell>
          <table:table-cell office:value-type="float" office:value="26553.86" calcext:value-type="float">
            <text:p>26553,8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1909.08" calcext:value-type="float">
            <text:p>11909,08</text:p>
          </table:table-cell>
          <table:table-cell office:value-type="float" office:value="19432.73" calcext:value-type="float">
            <text:p>19432,73</text:p>
          </table:table-cell>
          <table:table-cell office:value-type="float" office:value="31341.81" calcext:value-type="float">
            <text:p>31341,8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37" office:value-type="float" office:value="13679.01" calcext:value-type="float">
            <text:p>13679,01</text:p>
          </table:table-cell>
          <table:table-cell table:style-name="ce46" office:value-type="float" office:value="22360.51" calcext:value-type="float">
            <text:p>22360,51</text:p>
          </table:table-cell>
          <table:table-cell table:style-name="ce52" office:value-type="float" office:value="36039.52" calcext:value-type="float">
            <text:p>36039,52</text:p>
          </table:table-cell>
        </table:table-row>
        <table:table-row table:style-name="ro1">
          <table:table-cell table:style-name="ce32" office:value-type="string" calcext:value-type="string">
            <text:p>Total Résultat</text:p>
          </table:table-cell>
          <table:table-cell table:style-name="ce38" office:value-type="float" office:value="55493.06" calcext:value-type="float">
            <text:p>55493,06</text:p>
          </table:table-cell>
          <table:table-cell table:style-name="ce47" office:value-type="float" office:value="87124.51" calcext:value-type="float">
            <text:p>87124,51</text:p>
          </table:table-cell>
          <table:table-cell table:style-name="ce53" office:value-type="float" office:value="142617.57" calcext:value-type="float">
            <text:p>142617,57</text:p>
          </table:table-cell>
        </table:table-row>
      </table:table>
      <table:table table:name="graphique5" table:style-name="ta1">
        <table:shapes>
          <draw:frame draw:z-index="0" draw:style-name="gr1" draw:text-style-name="P1" svg:width="15.988cm" svg:height="9.004cm" svg:x="16.07cm" svg:y="3.267cm">
            <draw:object draw:notify-on-update-of-ranges="PT@label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1"/>
        <table:table-column table:style-name="co2" table:default-cell-style-name="ce57"/>
        <table:table-row table:style-name="ro1">
          <table:table-cell table:style-name="ce54" office:value-type="string" calcext:value-type="string">
            <text:p>Editeur</text:p>
          </table:table-cell>
          <table:table-cell table:style-name="ce55" office:value-type="string" calcext:value-type="string">
            <text:p>Somme - nbauteurs</text:p>
          </table:table-cell>
        </table:table-row>
        <table:table-row table:style-name="ro1">
          <table:table-cell table:style-name="ce30" office:value-type="string" calcext:value-type="string">
            <text:p>Bayard Jeunesse</text:p>
          </table:table-cell>
          <table:table-cell table:style-name="ce56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ctes Sud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style-name="ce59" office:value-type="string" calcext:value-type="string">
            <text:p>Seuil</text:p>
          </table:table-cell>
          <table:table-cell table:style-name="ce60" office:value-type="float" office:value="316" calcext:value-type="float">
            <text:p>316</text:p>
          </table:table-cell>
        </table:table-row>
      </table:table>
      <table:table table:name="graphique6" table:style-name="ta1">
        <table:shapes>
          <draw:frame draw:z-index="0" draw:style-name="gr1" draw:text-style-name="P1" svg:width="18.971cm" svg:height="9.669cm" svg:x="12.858cm" svg:y="2.098cm">
            <draw:object draw:notify-on-update-of-ranges="PT@label 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31"/>
        <table:table-column table:style-name="co1" table:default-cell-style-name="ce57"/>
        <table:table-row table:style-name="ro1">
          <table:table-cell table:style-name="ce54" office:value-type="string" calcext:value-type="string">
            <text:p>ville</text:p>
          </table:table-cell>
          <table:table-cell table:style-name="ce55" office:value-type="string" calcext:value-type="string">
            <text:p>Somme - qte</text:p>
          </table:table-cell>
        </table:table-row>
        <table:table-row table:style-name="ro1">
          <table:table-cell table:style-name="ce30" office:value-type="string" calcext:value-type="string">
            <text:p>Bordeaux</text:p>
          </table:table-cell>
          <table:table-cell table:style-name="ce5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32" office:value-type="string" calcext:value-type="string">
            <text:p>Total Résultat</text:p>
          </table:table-cell>
          <table:table-cell table:style-name="ce53" office:value-type="float" office:value="49" calcext:value-type="float">
            <text:p>49</text:p>
          </table:table-cell>
        </table:table-row>
      </table:table>
      <table:table table:name="graphique7" table:style-name="ta1">
        <table:shapes>
          <draw:frame draw:z-index="0" draw:style-name="gr1" draw:text-style-name="P1" svg:width="15.997cm" svg:height="9.004cm" svg:x="15.749cm" svg:y="3.241cm">
            <draw:object draw:notify-on-update-of-ranges="PT@label 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31"/>
        <table:table-column table:style-name="co1" table:default-cell-style-name="ce57"/>
        <table:table-row table:style-name="ro1">
          <table:table-cell table:style-name="ce54" office:value-type="string" calcext:value-type="string">
            <text:p>Magasin</text:p>
          </table:table-cell>
          <table:table-cell table:style-name="ce55" office:value-type="string" calcext:value-type="string">
            <text:p>Somme - total</text:p>
          </table:table-cell>
        </table:table-row>
        <table:table-row table:style-name="ro1">
          <table:table-cell table:style-name="ce30" office:value-type="string" calcext:value-type="string">
            <text:p>Cap au Sud</text:p>
          </table:table-cell>
          <table:table-cell table:style-name="ce56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58" office:value-type="float" office:value="17412.21" calcext:value-type="float">
            <text:p>17412,21</text:p>
          </table:table-cell>
        </table:table-row>
        <table:table-row table:style-name="ro1">
          <table:table-cell table:style-name="ce32" office:value-type="string" calcext:value-type="string">
            <text:p>Total Résultat</text:p>
          </table:table-cell>
          <table:table-cell table:style-name="ce53" office:value-type="float" office:value="184872.89" calcext:value-type="float">
            <text:p>184872,89</text:p>
          </table:table-cell>
        </table:table-row>
      </table:table>
      <table:table table:name="graphique8" table:style-name="ta1">
        <table:shapes>
          <draw:frame draw:z-index="0" draw:style-name="gr1" draw:text-style-name="P1" svg:width="15.997cm" svg:height="9.004cm" svg:x="14.4cm" svg:y="0.877cm">
            <draw:object draw:notify-on-update-of-ranges="PT@label 0 PT@label 1 PT@label 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1"/>
        <table:table-column table:style-name="co1" table:default-cell-style-name="ce62"/>
        <table:table-column table:style-name="co1" table:default-cell-style-name="ce77"/>
        <table:table-column table:style-name="co1" table:default-cell-style-name="ce82"/>
        <table:table-row table:style-name="ro1">
          <table:table-cell table:style-name="ce28"/>
          <table:table-cell table:style-name="ce33" office:value-type="string" calcext:value-type="string">
            <text:p>Données</text:p>
          </table:table-cell>
          <table:table-cell table:style-name="ce39"/>
          <table:table-cell table:style-name="ce48"/>
        </table:table-row>
        <table:table-row table:style-name="ro1">
          <table:table-cell table:style-name="ce29" office:value-type="string" calcext:value-type="string">
            <text:p>annee</text:p>
          </table:table-cell>
          <table:table-cell table:style-name="ce34" office:value-type="string" calcext:value-type="string">
            <text:p>Somme - maximum</text:p>
          </table:table-cell>
          <table:table-cell table:style-name="ce40" office:value-type="string" calcext:value-type="string">
            <text:p>Somme - minimum</text:p>
          </table:table-cell>
          <table:table-cell table:style-name="ce80" office:value-type="string" calcext:value-type="string">
            <text:p>Somme - moyenne</text:p>
          </table:table-cell>
        </table:table-row>
        <table:table-row table:style-name="ro1">
          <table:table-cell table:style-name="ce30" office:value-type="float" office:value="2020" calcext:value-type="float">
            <text:p>2020</text:p>
          </table:table-cell>
          <table:table-cell table:style-name="ce61" office:value-type="float" office:value="427.94" calcext:value-type="float">
            <text:p>427,94</text:p>
          </table:table-cell>
          <table:table-cell table:style-name="ce65" office:value-type="float" office:value="4.11" calcext:value-type="float">
            <text:p>4,11</text:p>
          </table:table-cell>
          <table:table-cell table:style-name="ce81" office:value-type="float" office:value="68.838629" calcext:value-type="float">
            <text:p>68,83862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90.63" calcext:value-type="float">
            <text:p>390,63</text:p>
          </table:table-cell>
          <table:table-cell office:value-type="float" office:value="4.28" calcext:value-type="float">
            <text:p>4,28</text:p>
          </table:table-cell>
          <table:table-cell office:value-type="float" office:value="65.570293" calcext:value-type="float">
            <text:p>65,57029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.13" calcext:value-type="float">
            <text:p>383,13</text:p>
          </table:table-cell>
          <table:table-cell office:value-type="float" office:value="4.25" calcext:value-type="float">
            <text:p>4,25</text:p>
          </table:table-cell>
          <table:table-cell office:value-type="float" office:value="67.224962" calcext:value-type="float">
            <text:p>67,22496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80.41" calcext:value-type="float">
            <text:p>480,41</text:p>
          </table:table-cell>
          <table:table-cell office:value-type="float" office:value="4.04" calcext:value-type="float">
            <text:p>4,04</text:p>
          </table:table-cell>
          <table:table-cell office:value-type="float" office:value="74.269692" calcext:value-type="float">
            <text:p>74,26969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65.98" calcext:value-type="float">
            <text:p>565,98</text:p>
          </table:table-cell>
          <table:table-cell office:value-type="float" office:value="4.31" calcext:value-type="float">
            <text:p>4,31</text:p>
          </table:table-cell>
          <table:table-cell office:value-type="float" office:value="80.806099" calcext:value-type="float">
            <text:p>80,80609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63" office:value-type="float" office:value="170.9" calcext:value-type="float">
            <text:p>170,9</text:p>
          </table:table-cell>
          <table:table-cell table:style-name="ce78" office:value-type="float" office:value="4.5" calcext:value-type="float">
            <text:p>4,5</text:p>
          </table:table-cell>
          <table:table-cell table:style-name="ce83" office:value-type="float" office:value="32.966022" calcext:value-type="float">
            <text:p>32,966022</text:p>
          </table:table-cell>
        </table:table-row>
        <table:table-row table:style-name="ro1">
          <table:table-cell table:style-name="ce32" office:value-type="string" calcext:value-type="string">
            <text:p>Total Résultat</text:p>
          </table:table-cell>
          <table:table-cell table:style-name="ce64" office:value-type="float" office:value="2418.99" calcext:value-type="float">
            <text:p>2418,99</text:p>
          </table:table-cell>
          <table:table-cell table:style-name="ce79" office:value-type="float" office:value="25.49" calcext:value-type="float">
            <text:p>25,49</text:p>
          </table:table-cell>
          <table:table-cell table:style-name="ce91" office:value-type="float" office:value="389.675697" calcext:value-type="float">
            <text:p>389,675697</text:p>
          </table:table-cell>
        </table:table-row>
      </table:table>
      <table:named-expressions/>
      <table:data-pilot-tables>
        <table:data-pilot-table table:name="DataPilot1" table:application-data="" table:target-range-address="graphique1.A1:graphique1.H10" table:buttons="graphique1.A2 graphique1.B1" table:show-filter-button="false" table:drill-down-on-double-click="false">
          <table:database-source-query table:database-name="lib" table:query-name="Graphique 1"/>
          <table:data-pilot-field table:source-field-name="Annee" table:orientation="column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mag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172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2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307" table:display="true" table:show-details="true"/>
                <table:data-pilot-member table:name="323" table:display="true" table:show-details="true"/>
                <table:data-pilot-member table:name="333" table:display="true" table:show-details="true"/>
                <table:data-pilot-member table:name="3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graphique5.A1:graphique5.B11" table:buttons="graphique5.A1" table:grand-total="none" table:show-filter-button="false" table:drill-down-on-double-click="false">
          <table:database-source-query table:database-name="lib" table:query-name="Graphique 5"/>
          <table:data-pilot-field table:source-field-name="Editeur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10" table:data-field="nbauteurs"/>
              <table:data-pilot-sort-info table:order="ascending" table:data-field="nbauteurs" table:sort-mode="data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5" table:display="true" table:show-details="true"/>
                <table:data-pilot-member table:name="51" table:display="true" table:show-details="true"/>
                <table:data-pilot-member table:name="5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156" table:display="true" table:show-details="true"/>
                <table:data-pilot-member table:name="161" table:display="true" table:show-details="true"/>
                <table:data-pilot-member table:name="247" table:display="true" table:show-details="true"/>
                <table:data-pilot-member table:name="276" table:display="true" table:show-details="true"/>
                <table:data-pilot-member table:name="3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graphique8.A1:graphique8.D9" table:buttons="graphique8.A2 graphique8.B1" table:show-filter-button="false" table:drill-down-on-double-click="false">
          <table:database-source-query table:database-name="lib" table:query-name="Graphique 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true" table:display-member-mode="from-top" table:member-count="10" table:data-field="maximum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sum">
            <table:data-pilot-level table:show-empty="false" calcext:repeat-item-labels="false">
              <table:data-pilot-members>
                <table:data-pilot-member table:name="170,9" table:display="true" table:show-details="true"/>
                <table:data-pilot-member table:name="383,13" table:display="true" table:show-details="true"/>
                <table:data-pilot-member table:name="390,63" table:display="true" table:show-details="true"/>
                <table:data-pilot-member table:name="427,94" table:display="true" table:show-details="true"/>
                <table:data-pilot-member table:name="480,41" table:display="true" table:show-details="true"/>
                <table:data-pilot-member table:name="565,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imum" table:orientation="data" table:used-hierarchy="0" table:function="sum">
            <table:data-pilot-level table:show-empty="false" calcext:repeat-item-labels="false">
              <table:data-pilot-members>
                <table:data-pilot-member table:name="4,04" table:display="true" table:show-details="true"/>
                <table:data-pilot-member table:name="4,11" table:display="true" table:show-details="true"/>
                <table:data-pilot-member table:name="4,25" table:display="true" table:show-details="true"/>
                <table:data-pilot-member table:name="4,28" table:display="true" table:show-details="true"/>
                <table:data-pilot-member table:name="4,31" table:display="true" table:show-details="true"/>
                <table:data-pilot-member table:name="4,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yenne" table:orientation="data" table:used-hierarchy="0" table:function="sum">
            <table:data-pilot-level table:show-empty="false" calcext:repeat-item-labels="false">
              <table:data-pilot-members>
                <table:data-pilot-member table:name="32,966022" table:display="true" table:show-details="true"/>
                <table:data-pilot-member table:name="65,570293" table:display="true" table:show-details="true"/>
                <table:data-pilot-member table:name="67,224962" table:display="true" table:show-details="true"/>
                <table:data-pilot-member table:name="68,838629" table:display="true" table:show-details="true"/>
                <table:data-pilot-member table:name="74,269692" table:display="true" table:show-details="true"/>
                <table:data-pilot-member table:name="80,8060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graphique3.A1:graphique3.I15" table:buttons="graphique3.A2 graphique3.B1" table:show-filter-button="false" table:drill-down-on-double-click="false">
          <table:database-source-query table:database-name="lib" table:query-name="Graphique3"/>
          <table:data-pilot-field table:source-field-name="Magasin" table:orientation="column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i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42,78" table:display="true" table:show-details="true"/>
                <table:data-pilot-member table:name="59,06" table:display="true" table:show-details="true"/>
                <table:data-pilot-member table:name="59,19" table:display="true" table:show-details="true"/>
                <table:data-pilot-member table:name="69,51" table:display="true" table:show-details="true"/>
                <table:data-pilot-member table:name="88,79" table:display="true" table:show-details="true"/>
                <table:data-pilot-member table:name="91,4" table:display="true" table:show-details="true"/>
                <table:data-pilot-member table:name="97,24" table:display="true" table:show-details="true"/>
                <table:data-pilot-member table:name="99,43" table:display="true" table:show-details="true"/>
                <table:data-pilot-member table:name="105,43" table:display="true" table:show-details="true"/>
                <table:data-pilot-member table:name="107" table:display="true" table:show-details="true"/>
                <table:data-pilot-member table:name="113,7" table:display="true" table:show-details="true"/>
                <table:data-pilot-member table:name="126,36" table:display="true" table:show-details="true"/>
                <table:data-pilot-member table:name="135,3" table:display="true" table:show-details="true"/>
                <table:data-pilot-member table:name="138,61" table:display="true" table:show-details="true"/>
                <table:data-pilot-member table:name="142,8" table:display="true" table:show-details="true"/>
                <table:data-pilot-member table:name="142,81" table:display="true" table:show-details="true"/>
                <table:data-pilot-member table:name="144,3" table:display="true" table:show-details="true"/>
                <table:data-pilot-member table:name="146,81" table:display="true" table:show-details="true"/>
                <table:data-pilot-member table:name="148,6" table:display="true" table:show-details="true"/>
                <table:data-pilot-member table:name="162,99" table:display="true" table:show-details="true"/>
                <table:data-pilot-member table:name="178,05" table:display="true" table:show-details="true"/>
                <table:data-pilot-member table:name="179,09" table:display="true" table:show-details="true"/>
                <table:data-pilot-member table:name="188,85" table:display="true" table:show-details="true"/>
                <table:data-pilot-member table:name="193,82" table:display="true" table:show-details="true"/>
                <table:data-pilot-member table:name="204,13" table:display="true" table:show-details="true"/>
                <table:data-pilot-member table:name="205,85" table:display="true" table:show-details="true"/>
                <table:data-pilot-member table:name="255,14" table:display="true" table:show-details="true"/>
                <table:data-pilot-member table:name="256,59" table:display="true" table:show-details="true"/>
                <table:data-pilot-member table:name="265,86" table:display="true" table:show-details="true"/>
                <table:data-pilot-member table:name="270,38" table:display="true" table:show-details="true"/>
                <table:data-pilot-member table:name="274,36" table:display="true" table:show-details="true"/>
                <table:data-pilot-member table:name="300,45" table:display="true" table:show-details="true"/>
                <table:data-pilot-member table:name="305,25" table:display="true" table:show-details="true"/>
                <table:data-pilot-member table:name="307,33" table:display="true" table:show-details="true"/>
                <table:data-pilot-member table:name="309,75" table:display="true" table:show-details="true"/>
                <table:data-pilot-member table:name="311,99" table:display="true" table:show-details="true"/>
                <table:data-pilot-member table:name="323,91" table:display="true" table:show-details="true"/>
                <table:data-pilot-member table:name="333,47" table:display="true" table:show-details="true"/>
                <table:data-pilot-member table:name="333,49" table:display="true" table:show-details="true"/>
                <table:data-pilot-member table:name="348,78" table:display="true" table:show-details="true"/>
                <table:data-pilot-member table:name="362,24" table:display="true" table:show-details="true"/>
                <table:data-pilot-member table:name="366,66" table:display="true" table:show-details="true"/>
                <table:data-pilot-member table:name="368,02" table:display="true" table:show-details="true"/>
                <table:data-pilot-member table:name="374,13" table:display="true" table:show-details="true"/>
                <table:data-pilot-member table:name="375,4" table:display="true" table:show-details="true"/>
                <table:data-pilot-member table:name="379,07" table:display="true" table:show-details="true"/>
                <table:data-pilot-member table:name="379,1" table:display="true" table:show-details="true"/>
                <table:data-pilot-member table:name="399,12" table:display="true" table:show-details="true"/>
                <table:data-pilot-member table:name="411,34" table:display="true" table:show-details="true"/>
                <table:data-pilot-member table:name="412,6" table:display="true" table:show-details="true"/>
                <table:data-pilot-member table:name="415,2" table:display="true" table:show-details="true"/>
                <table:data-pilot-member table:name="419,32" table:display="true" table:show-details="true"/>
                <table:data-pilot-member table:name="434,03" table:display="true" table:show-details="true"/>
                <table:data-pilot-member table:name="476,62" table:display="true" table:show-details="true"/>
                <table:data-pilot-member table:name="489,34" table:display="true" table:show-details="true"/>
                <table:data-pilot-member table:name="489,35" table:display="true" table:show-details="true"/>
                <table:data-pilot-member table:name="492,82" table:display="true" table:show-details="true"/>
                <table:data-pilot-member table:name="519,92" table:display="true" table:show-details="true"/>
                <table:data-pilot-member table:name="525" table:display="true" table:show-details="true"/>
                <table:data-pilot-member table:name="527,68" table:display="true" table:show-details="true"/>
                <table:data-pilot-member table:name="530,25" table:display="true" table:show-details="true"/>
                <table:data-pilot-member table:name="578,41" table:display="true" table:show-details="true"/>
                <table:data-pilot-member table:name="618,31" table:display="true" table:show-details="true"/>
                <table:data-pilot-member table:name="628,11" table:display="true" table:show-details="true"/>
                <table:data-pilot-member table:name="676,13" table:display="true" table:show-details="true"/>
                <table:data-pilot-member table:name="676,67" table:display="true" table:show-details="true"/>
                <table:data-pilot-member table:name="752,45" table:display="true" table:show-details="true"/>
                <table:data-pilot-member table:name="765,85" table:display="true" table:show-details="true"/>
                <table:data-pilot-member table:name="772,87" table:display="true" table:show-details="true"/>
                <table:data-pilot-member table:name="788,19" table:display="true" table:show-details="true"/>
                <table:data-pilot-member table:name="793,57" table:display="true" table:show-details="true"/>
                <table:data-pilot-member table:name="819,24" table:display="true" table:show-details="true"/>
                <table:data-pilot-member table:name="854,63" table:display="true" table:show-details="true"/>
                <table:data-pilot-member table:name="863,2" table:display="true" table:show-details="true"/>
                <table:data-pilot-member table:name="874,39" table:display="true" table:show-details="true"/>
                <table:data-pilot-member table:name="887,28" table:display="true" table:show-details="true"/>
                <table:data-pilot-member table:name="917,81" table:display="true" table:show-details="true"/>
                <table:data-pilot-member table:name="956,7" table:display="true" table:show-details="true"/>
                <table:data-pilot-member table:name="986,16" table:display="true" table:show-details="true"/>
                <table:data-pilot-member table:name="987,94" table:display="true" table:show-details="true"/>
                <table:data-pilot-member table:name="1008,52" table:display="true" table:show-details="true"/>
                <table:data-pilot-member table:name="1014,43" table:display="true" table:show-details="true"/>
                <table:data-pilot-member table:name="1015,43" table:display="true" table:show-details="true"/>
                <table:data-pilot-member table:name="1087,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graphique4.A1:graphique4.D8" table:buttons="graphique4.A2 graphique4.B1" table:show-filter-button="false" table:drill-down-on-double-click="false">
          <table:database-source-query table:database-name="lib" table:query-name="Graphique 4"/>
          <table:data-pilot-field table:source-field-name="typevente" table:orientation="column" table:used-hierarchy="0" table:function="auto">
            <table:data-pilot-level table:show-empty="false" calcext:repeat-item-labels="false">
              <table:data-pilot-members>
                <table:data-pilot-member table:name="en ligne" table:display="true" table:show-details="true"/>
                <table:data-pilot-member table:name="en magasi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9115,73" table:display="true" table:show-details="true"/>
                <table:data-pilot-member table:name="9406,17" table:display="true" table:show-details="true"/>
                <table:data-pilot-member table:name="11383,07" table:display="true" table:show-details="true"/>
                <table:data-pilot-member table:name="11909,08" table:display="true" table:show-details="true"/>
                <table:data-pilot-member table:name="13205,79" table:display="true" table:show-details="true"/>
                <table:data-pilot-member table:name="13679,01" table:display="true" table:show-details="true"/>
                <table:data-pilot-member table:name="14687,35" table:display="true" table:show-details="true"/>
                <table:data-pilot-member table:name="17438,13" table:display="true" table:show-details="true"/>
                <table:data-pilot-member table:name="19432,73" table:display="true" table:show-details="true"/>
                <table:data-pilot-member table:name="22360,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graphique6.A1:graphique6.B15" table:buttons="graphique6.A1" table:show-filter-button="false" table:drill-down-on-double-click="false">
          <table:database-source-query table:database-name="lib" table:query-name="Graphique 6"/>
          <table:data-pilot-field table:source-field-name="ville" table:orientation="row" table:used-hierarchy="0" table:function="auto">
            <table:data-pilot-level table:show-empty="false" calcext:repeat-item-labels="false">
              <table:data-pilot-members>
                <table:data-pilot-member table:name="Bordeaux" table:display="true" table:show-details="true"/>
                <table:data-pilot-member table:name="Grenoble" table:display="true" table:show-details="true"/>
                <table:data-pilot-member table:name="Lille" table:display="true" table:show-details="true"/>
                <table:data-pilot-member table:name="Lyon" table:display="true" table:show-details="true"/>
                <table:data-pilot-member table:name="Marseille" table:display="true" table:show-details="true"/>
                <table:data-pilot-member table:name="Montpellier" table:display="true" table:show-details="true"/>
                <table:data-pilot-member table:name="Nantes" table:display="true" table:show-details="true"/>
                <table:data-pilot-member table:name="Orléans" table:display="true" table:show-details="true"/>
                <table:data-pilot-member table:name="Paris" table:display="true" table:show-details="true"/>
                <table:data-pilot-member table:name="Reims" table:display="true" table:show-details="true"/>
                <table:data-pilot-member table:name="Strasbourg" table:display="true" table:show-details="true"/>
                <table:data-pilot-member table:name="Toulouse" table:display="true" table:show-details="true"/>
                <table:data-pilot-member table:name="Tou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graphique7.A1:graphique7.B9" table:buttons="graphique7.A1" table:show-filter-button="false" table:drill-down-on-double-click="false">
          <table:database-source-query table:database-name="lib" table:query-name="Graphique 7"/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graphique2.A1:graphique2.B12" table:buttons="graphique2.A1" table:show-filter-button="false" table:drill-down-on-double-click="false">
          <table:database-source-query table:database-name="lib" table:query-name="Graphique 2"/>
          <table:data-pilot-field table:source-field-name="Theme" table:orientation="row" table:used-hierarchy="0" table:function="auto">
            <table:data-pilot-level table:show-empty="false" calcext:repeat-item-labels="false">
              <table:data-pilot-members>
                <table:data-pilot-member table:name="Arts et loisirs" table:display="true" table:show-details="true"/>
                <table:data-pilot-member table:name="Histoire et géographie" table:display="true" table:show-details="true"/>
                <table:data-pilot-member table:name="Informatique, généralités" table:display="true" table:show-details="true"/>
                <table:data-pilot-member table:name="Langues" table:display="true" table:show-details="true"/>
                <table:data-pilot-member table:name="Littérature" table:display="true" table:show-details="true"/>
                <table:data-pilot-member table:name="Philosophie et psychologie" table:display="true" table:show-details="true"/>
                <table:data-pilot-member table:name="Religion" table:display="true" table:show-details="true"/>
                <table:data-pilot-member table:name="Sciences naturelles et mathématiques" table:display="true" table:show-details="true"/>
                <table:data-pilot-member table:name="Sciences sociales" table:display="true" table:show-details="true"/>
                <table:data-pilot-member table:name="Technologie et sciences appliqué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328,98" table:display="true" table:show-details="true"/>
                <table:data-pilot-member table:name="350,48" table:display="true" table:show-details="true"/>
                <table:data-pilot-member table:name="756,35" table:display="true" table:show-details="true"/>
                <table:data-pilot-member table:name="1891,63" table:display="true" table:show-details="true"/>
                <table:data-pilot-member table:name="2675,97" table:display="true" table:show-details="true"/>
                <table:data-pilot-member table:name="3385,83" table:display="true" table:show-details="true"/>
                <table:data-pilot-member table:name="3733,14" table:display="true" table:show-details="true"/>
                <table:data-pilot-member table:name="4132,44" table:display="true" table:show-details="true"/>
                <table:data-pilot-member table:name="7212,65" table:display="true" table:show-details="true"/>
                <table:data-pilot-member table:name="10534,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08:13:23.3237285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3:30:16.513601789</meta:creation-date>
    <dc:date>2025-03-28T08:14:50.138909872</dc:date>
    <meta:editing-duration>PT1H10M33S</meta:editing-duration>
    <meta:editing-cycles>24</meta:editing-cycles>
    <meta:generator>LibreOffice/24.2.7.2$Linux_X86_64 LibreOffice_project/420$Build-2</meta:generator>
    <meta:document-statistic meta:table-count="8" meta:cell-count="359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3.19cm" svg:y="2.95cm" style:legend-expansion="high" chart:style-name="ch2"/>
        <chart:plot-area chart:style-name="ch3" table:cell-range-address="PivotChart" svg:x="0.32cm" svg:y="0.18cm" svg:width="12.55cm" svg:height="8.64cm">
          <chart:coordinate-region svg:x="0.941cm" svg:y="0.379cm" svg:width="11.92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bar">
            <chart:data-point/>
          </chart:series>
          <chart:series chart:style-name="ch8" chart:values-cell-range-address="" chart:class="chart:bar">
            <chart:data-point/>
          </chart:series>
          <chart:series chart:style-name="ch9" chart:values-cell-range-address="" chart:class="chart:bar">
            <chart:data-point/>
          </chart:series>
          <chart:series chart:style-name="ch10" chart:values-cell-range-address="" chart:class="chart:bar">
            <chart:data-point/>
          </chart:series>
          <chart:series chart:style-name="ch11" chart:values-cell-range-address="" chart:class="chart:bar">
            <chart:data-point/>
          </chart:series>
          <chart:series chart:style-name="ch12" chart:values-cell-range-address="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loext:data-pilot-source="DataPilot2" chart:class="chart:area" chart:style-name="ch1">
        <chart:legend chart:legend-position="end" svg:x="13.189cm" svg:y="2.952cm" style:legend-expansion="high" chart:style-name="ch2"/>
        <chart:plot-area chart:style-name="ch3" table:cell-range-address="PivotChart" svg:x="0.319cm" svg:y="0.18cm" svg:width="12.551cm" svg:height="8.646cm">
          <chart:coordinate-region svg:x="0.94cm" svg:y="0.379cm" svg:width="11.93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area">
            <chart:data-point/>
          </chart:series>
          <chart:series chart:style-name="ch7" chart:values-cell-range-address="" chart:class="chart:area">
            <chart:data-point/>
          </chart:series>
          <chart:series chart:style-name="ch8" chart:values-cell-range-address="" chart:class="chart:area">
            <chart:data-point/>
          </chart:series>
          <chart:series chart:style-name="ch9" chart:values-cell-range-address="" chart:class="chart:area">
            <chart:data-point/>
          </chart:series>
          <chart:series chart:style-name="ch10" chart:values-cell-range-address="" chart:class="chart:area">
            <chart:data-point/>
          </chart:series>
          <chart:series chart:style-name="ch11" chart:values-cell-range-address="" chart:class="chart:area">
            <chart:data-point/>
          </chart:series>
          <chart:series chart:style-name="ch12" chart:values-cell-range-address="" chart:class="chart:area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loext:data-pilot-source="DataPilot3" chart:class="chart:bar" chart:style-name="ch1">
        <chart:legend chart:legend-position="end" svg:x="13.181cm" svg:y="2.951cm" style:legend-expansion="high" chart:style-name="ch2"/>
        <chart:plot-area chart:style-name="ch3" table:cell-range-address="PivotChart" svg:x="0.319cm" svg:y="0.18cm" svg:width="12.543cm" svg:height="8.645cm">
          <chart:coordinate-region svg:x="0.412cm" svg:y="0.18cm" svg:width="12.263cm" svg:height="7.9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4" chart:class="chart:line" chart:style-name="ch1">
        <chart:legend chart:legend-position="end" svg:x="13.189cm" svg:y="2.951cm" style:legend-expansion="high" chart:style-name="ch2"/>
        <chart:plot-area chart:style-name="ch3" table:cell-range-address="PivotChart" svg:x="0.319cm" svg:y="0.18cm" svg:width="12.551cm" svg:height="8.645cm">
          <chart:coordinate-region svg:x="0.94cm" svg:y="0.379cm" svg:width="11.93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line">
            <chart:data-point/>
          </chart:serie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5" chart:class="chart:line" chart:style-name="ch1">
        <chart:legend chart:legend-position="end" svg:x="13.189cm" svg:y="2.951cm" style:legend-expansion="high" chart:style-name="ch2"/>
        <chart:plot-area chart:style-name="ch3" table:cell-range-address="PivotChart" chart:data-source-has-labels="column" svg:x="0.319cm" svg:y="0.18cm" svg:width="12.551cm" svg:height="8.645cm">
          <chart:coordinate-region svg:x="0.94cm" svg:y="0.379cm" svg:width="11.93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line">
            <chart:data-point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outsid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972cm" svg:height="9.67cm" xlink:href=".." xlink:type="simple" loext:data-pilot-source="DataPilot6" chart:class="chart:circle" chart:style-name="ch1">
        <chart:legend chart:legend-position="end" svg:x="15.68cm" svg:y="3.17cm" style:legend-expansion="high" chart:style-name="ch2"/>
        <chart:plot-area chart:style-name="ch3" table:cell-range-address="PivotChart" svg:x="0.35cm" svg:y="0.35cm" svg:width="14.98cm" svg:height="8.9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68cm" svg:y="0.35cm" svg:width="14.944cm" svg:height="8.9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" chart:class="chart:circl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7" chart:class="chart:circle" chart:style-name="ch1">
        <chart:legend chart:legend-position="end" svg:x="13.189cm" svg:y="2.951cm" style:legend-expansion="high" chart:style-name="ch2"/>
        <chart:plot-area chart:style-name="ch3" table:cell-range-address="PivotChart" svg:x="0.35cm" svg:y="0.35cm" svg:width="12.489cm" svg:height="8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5cm" svg:y="0.755cm" svg:width="12.489cm" svg:height="7.49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" chart:class="chart:circl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 chart:data-label-series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05cm" svg:height="12.936cm" xlink:href=".." xlink:type="simple" loext:data-pilot-source="DataPilot8" chart:class="chart:circle" chart:style-name="ch1">
        <chart:legend chart:legend-position="end" svg:x="16.21cm" svg:y="4.24cm" style:legend-expansion="high" chart:style-name="ch2"/>
        <chart:plot-area chart:style-name="ch3" table:cell-range-address="PivotChart" chart:data-source-has-labels="column" svg:x="0.35cm" svg:y="0.35cm" svg:width="15.51cm" svg:height="12.236cm">
          <chart:coordinate-region svg:x="1.987cm" svg:y="0.35cm" svg:width="12.236cm" svg:height="12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circl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